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666in" fo:line-height="100%" style:page-number="1"/>
    </style:style>
    <style:style style:name="T2" style:parent-style-name="DefaultParagraphFont" style:family="text">
      <style:text-properties fo:background-color="#FFFF00"/>
    </style:style>
    <style:style style:name="P3" style:parent-style-name="Standard" style:family="paragraph">
      <style:paragraph-properties fo:text-align="end" fo:margin-top="0.1666in" fo:line-height="100%"/>
    </style:style>
    <style:style style:name="T4" style:parent-style-name="DefaultParagraphFont" style:family="text">
      <style:text-properties fo:background-color="#00FF00"/>
    </style:style>
    <style:style style:name="P5" style:parent-style-name="Standard" style:family="paragraph">
      <style:paragraph-properties fo:margin-top="0.1666in" fo:line-height="100%"/>
    </style:style>
    <style:style style:name="T6" style:parent-style-name="DefaultParagraphFont" style:family="text">
      <style:text-properties fo:background-color="#00FF00"/>
    </style:style>
    <style:style style:name="P7" style:parent-style-name="Standard" style:family="paragraph">
      <style:paragraph-properties fo:text-align="end" fo:margin-top="0.1666in" fo:line-height="100%"/>
    </style:style>
    <style:style style:name="T8" style:parent-style-name="DefaultParagraphFont" style:family="text">
      <style:text-properties fo:background-color="#00FF00"/>
    </style:style>
    <style:style style:name="P9" style:parent-style-name="Standard" style:family="paragraph">
      <style:paragraph-properties fo:margin-top="0.1666in" fo:line-height="100%"/>
    </style:style>
    <style:style style:name="P10" style:parent-style-name="Standard" style:family="paragraph">
      <style:paragraph-properties fo:margin-top="0.1666in" fo:line-height="100%"/>
    </style:style>
    <style:style style:name="T11" style:parent-style-name="DefaultParagraphFont" style:family="text">
      <style:text-properties fo:font-weight="bold" style:font-weight-asian="bold"/>
    </style:style>
    <style:style style:name="P12" style:parent-style-name="Standard" style:family="paragraph">
      <style:paragraph-properties fo:margin-top="0.1666in" fo:line-height="100%"/>
    </style:style>
    <style:style style:name="P13" style:parent-style-name="Standard" style:family="paragraph">
      <style:paragraph-properties fo:margin-top="0.1666in" fo:line-height="100%"/>
    </style:style>
    <style:style style:name="T14" style:parent-style-name="DefaultParagraphFont" style:family="text">
      <style:text-properties fo:background-color="#00FF00"/>
    </style:style>
    <style:style style:name="P15" style:parent-style-name="Standard" style:family="paragraph">
      <style:paragraph-properties fo:margin-top="0.1666in" fo:line-height="100%"/>
    </style:style>
    <style:style style:name="T16" style:parent-style-name="DefaultParagraphFont" style:family="text">
      <style:text-properties fo:background-color="#00FF00"/>
    </style:style>
    <style:style style:name="P17" style:parent-style-name="Standard" style:family="paragraph">
      <style:paragraph-properties fo:margin-top="0.1666in" fo:line-height="100%"/>
    </style:style>
    <style:style style:name="P18" style:parent-style-name="Standard" style:family="paragraph">
      <style:paragraph-properties fo:line-height="100%"/>
    </style:style>
    <style:style style:name="T19" style:parent-style-name="DefaultParagraphFont" style:family="text">
      <style:text-properties fo:background-color="#00FF00"/>
    </style:style>
    <style:style style:name="T20" style:parent-style-name="DefaultParagraphFont" style:family="text">
      <style:text-properties fo:background-color="#00FF00"/>
    </style:style>
    <style:style style:name="P21" style:parent-style-name="Standard" style:family="paragraph">
      <style:paragraph-properties fo:line-height="100%"/>
    </style:style>
    <style:style style:name="T22" style:parent-style-name="DefaultParagraphFont" style:family="text">
      <style:text-properties fo:background-color="#00FF00"/>
    </style:style>
    <style:style style:name="P23" style:parent-style-name="Standard" style:family="paragraph">
      <style:paragraph-properties fo:line-height="100%"/>
    </style:style>
    <style:style style:name="T24" style:parent-style-name="DefaultParagraphFont" style:family="text">
      <style:text-properties fo:background-color="#00FF00"/>
    </style:style>
    <style:style style:name="P25" style:parent-style-name="Standard" style:family="paragraph">
      <style:paragraph-properties fo:line-height="100%"/>
    </style:style>
    <style:style style:name="T26" style:parent-style-name="DefaultParagraphFont" style:family="text">
      <style:text-properties fo:background-color="#00FF00"/>
    </style:style>
    <style:style style:name="P27" style:parent-style-name="Standard" style:family="paragraph">
      <style:paragraph-properties fo:line-height="100%"/>
    </style:style>
    <style:style style:name="T28" style:parent-style-name="DefaultParagraphFont" style:family="text">
      <style:text-properties fo:background-color="#00FF00"/>
    </style:style>
    <style:style style:name="P29" style:parent-style-name="Standard" style:family="paragraph">
      <style:paragraph-properties fo:margin-top="0.1666in" fo:line-height="100%"/>
    </style:style>
    <style:style style:name="T30" style:parent-style-name="DefaultParagraphFont" style:family="text">
      <style:text-properties fo:color="#1155CC" style:text-underline-type="single" style:text-underline-style="solid" style:text-underline-width="auto" style:text-underline-mode="continuous"/>
    </style:style>
    <style:style style:name="P31" style:parent-style-name="Standard" style:family="paragraph">
      <style:paragraph-properties fo:margin-top="0.1666in" fo:line-height="100%"/>
    </style:style>
    <style:style style:name="P32" style:parent-style-name="Standard" style:family="paragraph">
      <style:paragraph-properties fo:margin-top="0.1666in" fo:line-height="100%"/>
    </style:style>
    <style:style style:name="P33" style:parent-style-name="Standard" style:family="paragraph">
      <style:paragraph-properties fo:margin-top="0.1666in" fo:line-height="100%"/>
    </style:style>
    <style:style style:name="P34" style:parent-style-name="Standard" style:family="paragraph">
      <style:paragraph-properties fo:margin-top="0.1666in" fo:line-height="100%"/>
    </style:style>
    <style:style style:name="T35" style:parent-style-name="DefaultParagraphFont" style:family="text">
      <style:text-properties fo:background-color="#00FF00"/>
    </style:style>
  </office:automatic-styles>
  <office:body>
    <office:text text:use-soft-page-breaks="true">
      <text:p text:style-name="P1"><text:span text:style-name="T2">ARTICLE 20(2) LETTER</text:span></text:p>
      <text:p text:style-name="P3"><text:span text:style-name="T4">[Data Subject Address]</text:span></text:p>
      <text:p text:style-name="P5"><text:span text:style-name="T6">[Data Controller Address]</text:span></text:p>
      <text:p text:style-name="P7"><text:span text:style-name="T8">[Date]</text:span></text:p>
      <text:p text:style-name="P9">Dear Sir or Madam,</text:p>
      <text:p text:style-name="P10"><text:span text:style-name="T11">Request for Direct Transmission of Data under Article 20(2) GDPR</text:span></text:p>
      <text:p text:style-name="P12">I am writing to<text:s/>exercise my right as a data subject under Article 20(2) of the General Data Protection Regulation (GDPR) 2016/679.</text:p>
      <text:p text:style-name="P13">In particular, I wish you to facilitate a direct transmission of that personal data that I have provided to you (under the processing terms of my explicit consent or as part of a contract) to another data controller. This second data controller is<text:s/><text:span text:style-name="T14">[second data controller name]</text:span>.</text:p>
      <text:p text:style-name="P15">I appreciate that Article 20(2) GDPR requires the transmission of data only where doing so is technically feasible. <text:s/>I<text:s/>would be grateful if you could contact me using the<text:s/><text:span text:style-name="T16">[e-mail/telephone/address]</text:span><text:s/>below to confirm receipt of<text:s/>the request and also to confirm whether direct transmission of the relevant personal data is technically feasible. If it is not, please could you further explain if there are any alternative methods of moving my personal data between your service and theirs (for example, through existing APIs).</text:p>
      <text:p text:style-name="P17">My personal details, as relates to my interaction with your organisation, are as follows:</text:p>
      <text:p text:style-name="P18">Name:<text:s/><text:span text:style-name="T19">[name, if ap</text:span><text:span text:style-name="T20">plicable]</text:span></text:p>
      <text:p text:style-name="P21">Username:<text:s/><text:span text:style-name="T22">[username]</text:span></text:p>
      <text:p text:style-name="P23">E-mail Address:<text:s/><text:span text:style-name="T24">[email]</text:span></text:p>
      <text:p text:style-name="P25">Device type:<text:s/><text:span text:style-name="T26">[if applicable]</text:span></text:p>
      <text:p text:style-name="P27">Any other information:<text:s/><text:span text:style-name="T28">[if applicable]</text:span></text:p>
      <text:p text:style-name="P29">If you have received this letter and are unsure how to respond to it, please forward it to your Data Protection Officer. If you remain unsure about how to handle this request, please contact the Information Commissioner’s Office on 0303 123 1113, or visit their website at<text:a xlink:href="https://ico.org.uk/" office:target-frame-name="_top" xlink:show="replace"><text:s/></text:a><text:a xlink:href="https://ico.org.uk/" office:target-frame-name="_top" xlink:show="replace"><text:span text:style-name="T30">https://ico.org.uk</text:span></text:a>.</text:p>
      <text:p text:style-name="P31">Please do not hesitate<text:s/>to contact me should you need further information regarding this request.</text:p>
      <text:p text:style-name="P32">Yours faithfully,</text:p>
      <text:p text:style-name="P33"><text:s/></text:p>
      <text:p text:style-name="P34"><text:span text:style-name="T35">[Data Subject’s N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fo:color="#1155CC"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rah Turner</dc:creator>
    <meta:creation-date>2019-09-10T10:32:00Z</meta:creation-date>
    <dc:date>2019-09-10T10:32:00Z</dc:date>
    <meta:template xlink:href="Normal" xlink:type="simple"/>
    <meta:editing-cycles>2</meta:editing-cycles>
    <meta:editing-duration>PT0S</meta:editing-duration>
    <meta:document-statistic meta:page-count="1" meta:paragraph-count="3" meta:word-count="273" meta:character-count="1828" meta:row-count="12" meta:non-whitespace-character-count="1558"/>
  </office:meta>
</office:document-meta>
</file>